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1B700000147349B187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ashed_20__28_var_29_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dash" draw:stroke-dash="Ultrafine_20_Dashed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draw:stroke="solid" draw:stroke-dash="Fine_20_Dotted" svg:stroke-width="0cm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1.614cm" svg:height="8.651cm" svg:x="-3.4cm" svg:y="3.681cm">
          <draw:image xlink:href="Pictures/10000201000001B700000147349B187C.png" xlink:type="simple" xlink:show="embed" xlink:actuate="onLoad">
            <text:p/>
          </draw:image>
        </draw:frame>
        <draw:line draw:style-name="gr2" draw:text-style-name="P1" draw:layer="layout" svg:x1="2.3cm" svg:y1="8.281cm" svg:x2="9.6cm" svg:y2="1.681cm">
          <text:p/>
        </draw:line>
        <draw:line draw:style-name="gr3" draw:text-style-name="P1" draw:layer="layout" svg:x1="2.2cm" svg:y1="1.681cm" svg:x2="9.6cm" svg:y2="1.681cm">
          <text:p/>
        </draw:line>
        <draw:line draw:style-name="gr4" draw:text-style-name="P1" draw:layer="layout" svg:x1="9.6cm" svg:y1="8.181cm" svg:x2="9.6cm" svg:y2="1.681cm">
          <text:p/>
        </draw:line>
        <draw:line draw:style-name="gr5" draw:text-style-name="P1" draw:layer="layout" svg:x1="2.25cm" svg:y1="8.281cm" svg:x2="9.6cm" svg:y2="8.181cm">
          <text:p/>
        </draw:line>
        <draw:line draw:style-name="gr5" draw:text-style-name="P1" draw:layer="layout" svg:x1="2.149cm" svg:y1="8.337cm" svg:x2="2.2cm" svg:y2="1.681cm">
          <text:p/>
        </draw:line>
        <draw:frame draw:style-name="gr6" draw:text-style-name="P2" draw:layer="layout" svg:width="5.7cm" svg:height="1cm" svg:x="0.4cm" svg:y="0.8cm">
          <draw:text-box>
            <text:p text:style-name="P2"><text:span text:style-name="T1">velocity.y (</text:span><text:span text:style-name="T1">縦方向の速度</text:span><text:span text:style-name="T1">)</text:span></text:p>
          </draw:text-box>
        </draw:frame>
        <draw:frame draw:style-name="gr6" draw:text-style-name="P2" draw:layer="layout" svg:width="5.7cm" svg:height="1cm" svg:x="6.6cm" svg:y="8.4cm">
          <draw:text-box>
            <text:p text:style-name="P2"><text:span text:style-name="T1">velocity.x (</text:span><text:span text:style-name="T1">横方向の速度</text:span><text:span text:style-name="T1">)</text:span></text:p>
          </draw:text-box>
        </draw:frame>
        <draw:frame draw:style-name="gr6" draw:text-style-name="P2" draw:layer="layout" svg:width="3.3cm" svg:height="1cm" svg:x="8.4cm" svg:y="0.8cm">
          <draw:text-box>
            <text:p text:style-name="P2"><text:span text:style-name="T1">velocity (</text:span><text:span text:style-name="T1">速度</text:span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06-25T19:01:28</meta:creation-date>
    <dc:date>2016-06-25T19:25:49</dc:date>
    <dc:creator>tokai </dc:creator>
    <meta:editing-duration>PT10M14S</meta:editing-duration>
    <meta:editing-cycles>3</meta:editing-cycles>
    <meta:generator>LibreOffice/3.5$Linux_x86 LibreOffice_project/350m1$Build-2</meta:generator>
    <meta:document-statistic meta:object-count="9"/>
  </office:meta>
</office:document-meta>
</file>